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in" fo:margin-right="0in" fo:margin-top="0in" fo:margin-bottom="0.1665in" style:contextual-spacing="false" fo:orphans="2" fo:widows="2" fo:text-indent="0in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in" style:wrap="none" style:vertical-pos="middle" style:vertical-rel="line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9T19:24:41.953045961</meta:creation-date>
    <meta:editing-duration>PT56S</meta:editing-duration>
    <meta:editing-cycles>2</meta:editing-cycles>
    <meta:generator>LibreOffice/25.8.3.2$Linux_X86_64 LibreOffice_project/580$Build-2</meta:generator>
    <dc:title>Half Inch Margin</dc:title>
    <dc:date>2025-12-09T19:25:37.888839148</dc:date>
    <meta:document-statistic meta:table-count="0" meta:image-count="0" meta:object-count="0" meta:page-count="1" meta:paragraph-count="0" meta:word-count="0" meta:character-count="0" meta:non-whitespace-character-count="0"/>
    <meta:template xlink:type="simple" xlink:actuate="onRequest" xlink:title="Half Inch Margin" xlink:href="../../../Templates/Half%20Inch%20Margin.ott" meta:date="2025-12-09T19:24:41.604535981"/>
  </office:meta>
</office:document-meta>
</file>